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5104166666666667in"/>
    </style:style>
    <style:style style:name="co3" style:family="table-column">
      <style:table-column-properties fo:break-before="auto" style:column-width="0.4166666666666667in"/>
    </style:style>
    <style:style style:name="co4" style:family="table-column">
      <style:table-column-properties fo:break-before="auto" style:column-width="0.7604166666666666in"/>
    </style:style>
    <style:style style:name="co5" style:family="table-column">
      <style:table-column-properties fo:break-before="auto" style:column-width="0.71875in"/>
    </style:style>
    <style:style style:name="co6" style:family="table-column">
      <style:table-column-properties fo:break-before="auto" style:column-width="0.6354166666666666in"/>
    </style:style>
    <style:style style:name="co7" style:family="table-column">
      <style:table-column-properties fo:break-before="auto" style:column-width="0.625in"/>
    </style:style>
    <style:style style:name="co8" style:family="table-column">
      <style:table-column-properties fo:break-before="auto" style:column-width="0.40625in"/>
    </style:style>
    <style:style style:name="co9" style:family="table-column">
      <style:table-column-properties fo:break-before="auto" style:column-width="1.78125in"/>
    </style:style>
    <style:style style:name="co10" style:family="table-column">
      <style:table-column-properties fo:break-before="auto" style:column-width="0.5520833333333334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3229166666666667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B7B7B7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B7B7B7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number-columns-repeated="2" table:default-cell-style-name="ce-1"/>
        <table:table-column table:style-name="co7" table:number-columns-repeated="3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" table:number-columns-repeated="10" table:default-cell-style-name="ce-1"/>
        <table:table-column table:style-name="co1" table:default-cell-style-name="ce15" table:number-columns-repeated="234"/>
        <table:table-row table:style-name="ro2">
          <table:table-cell table:style-name="ce21"/>
          <table:table-cell table:number-columns-repeated="8" table:style-name="ce22"/>
          <table:table-cell/>
          <table:table-cell table:style-name="ce21"/>
          <table:table-cell table:style-name="ce22"/>
        </table:table-row>
        <table:table-row table:style-name="ro3">
          <table:table-cell table:style-name="ce23" office:value-type="string">
            <text:p>Estórias de Usuário</text:p>
          </table:table-cell>
          <table:table-cell table:style-name="ce23" office:value-type="string">
            <text:p>Peso</text:p>
          </table:table-cell>
          <table:table-cell table:style-name="ce23" office:value-type="string">
            <text:p>% Escopo</text:p>
          </table:table-cell>
          <table:table-cell table:style-name="ce23" office:value-type="string">
            <text:p>Fase 1</text:p>
          </table:table-cell>
          <table:table-cell table:style-name="ce23" office:value-type="string">
            <text:p>Fase 2</text:p>
          </table:table-cell>
          <table:table-cell table:style-name="ce23" office:value-type="string">
            <text:p>Fase 3</text:p>
          </table:table-cell>
          <table:table-cell table:style-name="ce23" office:value-type="string">
            <text:p>Fase 4</text:p>
          </table:table-cell>
          <table:table-cell table:style-name="ce23" office:value-type="string">
            <text:p>PA</text:p>
            <office:annotation office:display="false" draw:text-style-name="" svg:width="1.3333in" svg:height="0.7708in" svg:x="10.2917in" svg:y="0.0729in">
              <text:p><text:span text:style-name="T9">Percentual Absoluto</text:span></text:p>
            </office:annotation>
          </table:table-cell>
          <table:table-cell table:style-name="ce23" office:value-type="string">
            <text:p>PP</text:p>
            <office:annotation office:display="false" draw:text-style-name="" svg:width="1.3333in" svg:height="0.7708in" svg:x="11.5417in" svg:y="0.0729in">
              <text:p><text:span text:style-name="T9">Percentual Ponderado</text:span></text:p>
            </office:annotation>
          </table:table-cell>
          <table:table-cell table:style-name="ce24"/>
          <table:table-cell table:style-name="ce25" office:value-type="string">
            <text:p>Fases</text:p>
          </table:table-cell>
          <table:table-cell table:style-name="ce25" office:value-type="string">
            <text:p>Peso</text:p>
          </table:table-cell>
          <table:table-cell table:style-name="ce26"/>
        </table:table-row>
        <table:table-row table:style-name="ro4">
          <table:table-cell table:style-name="ce27" office:value-type="string">
            <text:p>US01</text:p>
          </table:table-cell>
          <table:table-cell table:style-name="ce27" office:value-type="float" office:value="1">
            <text:p>1</text:p>
          </table:table-cell>
          <table:table-cell table:style-name="ce28" table:formula="oooc:=[.B3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table:formula="oooc:=((([.D3]+[.E3])+[.F3])+[.G3])/4" office:value-type="percentage" office:value="1">
            <text:p>100.00%</text:p>
          </table:table-cell>
          <table:table-cell table:style-name="ce28" table:formula="oooc:=(((([.D3]*[.L$3])+([.E3]*[.L$4]))+([.F3]*[.L$5]))+([.G3]*[.L$6]))" office:value-type="percentage" office:value="1">
            <text:p>100.00%</text:p>
          </table:table-cell>
          <table:table-cell table:style-name="ce24"/>
          <table:table-cell table:style-name="ce29" office:value-type="string">
            <text:p>Fase 1 (Análise)</text:p>
          </table:table-cell>
          <table:table-cell table:style-name="ce28" office:value-type="percentage" office:value="0.15">
            <text:p>15.00%</text:p>
          </table:table-cell>
          <table:table-cell table:style-name="ce26"/>
        </table:table-row>
        <table:table-row table:style-name="ro4">
          <table:table-cell table:style-name="ce27" office:value-type="string">
            <text:p>US02</text:p>
          </table:table-cell>
          <table:table-cell table:style-name="ce27" office:value-type="float" office:value="1">
            <text:p>1</text:p>
          </table:table-cell>
          <table:table-cell table:style-name="ce28" table:formula="oooc:=[.B4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8">
            <text:p>8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4]+[.E4])+[.F4])+[.G4])/4" office:value-type="percentage" office:value="0.825">
            <text:p>82.50%</text:p>
          </table:table-cell>
          <table:table-cell table:style-name="ce28" table:formula="oooc:=(((([.D4]*[.L$3])+([.E4]*[.L$4]))+([.F4]*[.L$5]))+([.G4]*[.L$6]))" office:value-type="percentage" office:value="0.7999999999999999">
            <text:p>80.00%</text:p>
          </table:table-cell>
          <table:table-cell table:style-name="ce24"/>
          <table:table-cell table:style-name="ce29" office:value-type="string">
            <text:p>Fase 2 (Projeto)</text:p>
          </table:table-cell>
          <table:table-cell table:style-name="ce28" office:value-type="percentage" office:value="0.15">
            <text:p>15.00%</text:p>
          </table:table-cell>
          <table:table-cell table:style-name="ce26"/>
        </table:table-row>
        <table:table-row table:style-name="ro3">
          <table:table-cell table:style-name="ce27" office:value-type="string">
            <text:p>US03</text:p>
          </table:table-cell>
          <table:table-cell table:style-name="ce27" office:value-type="float" office:value="1">
            <text:p>1</text:p>
          </table:table-cell>
          <table:table-cell table:style-name="ce28" table:formula="oooc:=[.B5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table:formula="oooc:=((([.D5]+[.E5])+[.F5])+[.G5])/4" office:value-type="percentage" office:value="1">
            <text:p>100.00%</text:p>
          </table:table-cell>
          <table:table-cell table:style-name="ce28" table:formula="oooc:=(((([.D5]*[.L$3])+([.E5]*[.L$4]))+([.F5]*[.L$5]))+([.G5]*[.L$6]))" office:value-type="percentage" office:value="1">
            <text:p>100.00%</text:p>
          </table:table-cell>
          <table:table-cell table:style-name="ce24"/>
          <table:table-cell table:style-name="ce29" office:value-type="string">
            <text:p>Fase 3 (Desenvolvimento)</text:p>
          </table:table-cell>
          <table:table-cell table:style-name="ce28" office:value-type="percentage" office:value="0.5">
            <text:p>50.00%</text:p>
          </table:table-cell>
          <table:table-cell table:style-name="ce26"/>
        </table:table-row>
        <table:table-row table:style-name="ro4">
          <table:table-cell table:style-name="ce27" office:value-type="string">
            <text:p>US04</text:p>
          </table:table-cell>
          <table:table-cell table:style-name="ce27" office:value-type="float" office:value="1">
            <text:p>1</text:p>
          </table:table-cell>
          <table:table-cell table:style-name="ce28" table:formula="oooc:=[.B6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7">
            <text:p>7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6]+[.E6])+[.F6])+[.G6])/4" office:value-type="percentage" office:value="0.8">
            <text:p>80.00%</text:p>
          </table:table-cell>
          <table:table-cell table:style-name="ce28" table:formula="oooc:=(((([.D6]*[.L$3])+([.E6]*[.L$4]))+([.F6]*[.L$5]))+([.G6]*[.L$6]))" office:value-type="percentage" office:value="0.7499999999999999">
            <text:p>75.00%</text:p>
          </table:table-cell>
          <table:table-cell table:style-name="ce24"/>
          <table:table-cell table:style-name="ce29" office:value-type="string">
            <text:p>Fase 4 (Teste)</text:p>
          </table:table-cell>
          <table:table-cell table:style-name="ce28" office:value-type="percentage" office:value="0.2">
            <text:p>20.00%</text:p>
          </table:table-cell>
          <table:table-cell table:style-name="ce26"/>
        </table:table-row>
        <table:table-row table:style-name="ro2">
          <table:table-cell table:style-name="ce27" office:value-type="string">
            <text:p>US05</text:p>
          </table:table-cell>
          <table:table-cell table:style-name="ce27" office:value-type="float" office:value="1">
            <text:p>1</text:p>
          </table:table-cell>
          <table:table-cell table:style-name="ce28" table:formula="oooc:=[.B7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7">
            <text:p>7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7]+[.E7])+[.F7])+[.G7])/4" office:value-type="percentage" office:value="0.8">
            <text:p>80.00%</text:p>
          </table:table-cell>
          <table:table-cell table:style-name="ce28" table:formula="oooc:=(((([.D7]*[.L$3])+([.E7]*[.L$4]))+([.F7]*[.L$5]))+([.G7]*[.L$6]))" office:value-type="percentage" office:value="0.7499999999999999">
            <text:p>75.00%</text:p>
          </table:table-cell>
          <table:table-cell table:style-name="ce26"/>
          <table:table-cell table:style-name="ce30"/>
          <table:table-cell table:style-name="ce31"/>
        </table:table-row>
        <table:table-row table:style-name="ro2">
          <table:table-cell table:style-name="ce27" office:value-type="string">
            <text:p>US06</text:p>
          </table:table-cell>
          <table:table-cell table:style-name="ce27" office:value-type="float" office:value="1">
            <text:p>1</text:p>
          </table:table-cell>
          <table:table-cell table:style-name="ce28" table:formula="oooc:=[.B8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table:formula="oooc:=((([.D8]+[.E8])+[.F8])+[.G8])/4" office:value-type="percentage" office:value="1">
            <text:p>100.00%</text:p>
          </table:table-cell>
          <table:table-cell table:style-name="ce28" table:formula="oooc:=(((([.D8]*[.L$3])+([.E8]*[.L$4]))+([.F8]*[.L$5]))+([.G8]*[.L$6]))" office:value-type="percentage" office:value="1">
            <text:p>100.0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07</text:p>
          </table:table-cell>
          <table:table-cell table:style-name="ce27" office:value-type="float" office:value="1">
            <text:p>1</text:p>
          </table:table-cell>
          <table:table-cell table:style-name="ce28" table:formula="oooc:=[.B9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5">
            <text:p>50.00%</text:p>
          </table:table-cell>
          <table:table-cell table:style-name="ce28" office:value-type="percentage" office:value="0.6">
            <text:p>6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9]+[.E9])+[.F9])+[.G9])/4" office:value-type="percentage" office:value="0.65">
            <text:p>65.00%</text:p>
          </table:table-cell>
          <table:table-cell table:style-name="ce28" table:formula="oooc:=(((([.D9]*[.L$3])+([.E9]*[.L$4]))+([.F9]*[.L$5]))+([.G9]*[.L$6]))" office:value-type="percentage" office:value="0.6249999999999999">
            <text:p>62.5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08</text:p>
          </table:table-cell>
          <table:table-cell table:style-name="ce27" office:value-type="float" office:value="1">
            <text:p>1</text:p>
          </table:table-cell>
          <table:table-cell table:style-name="ce28" table:formula="oooc:=[.B10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4">
            <text:p>40.00%</text:p>
          </table:table-cell>
          <table:table-cell table:style-name="ce28" office:value-type="percentage" office:value="0.7">
            <text:p>70.00%</text:p>
          </table:table-cell>
          <table:table-cell table:style-name="ce28" table:formula="oooc:=((([.D10]+[.E10])+[.F10])+[.G10])/4" office:value-type="percentage" office:value="0.7749999999999999">
            <text:p>77.50%</text:p>
          </table:table-cell>
          <table:table-cell table:style-name="ce28" table:formula="oooc:=(((([.D10]*[.L$3])+([.E10]*[.L$4]))+([.F10]*[.L$5]))+([.G10]*[.L$6]))" office:value-type="percentage" office:value="0.64">
            <text:p>64.0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09</text:p>
          </table:table-cell>
          <table:table-cell table:style-name="ce27" office:value-type="float" office:value="1">
            <text:p>1</text:p>
          </table:table-cell>
          <table:table-cell table:style-name="ce28" table:formula="oooc:=[.B11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5">
            <text:p>50.00%</text:p>
          </table:table-cell>
          <table:table-cell table:style-name="ce28" office:value-type="percentage" office:value="0">
            <text:p>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1]+[.E11])+[.F11])+[.G11])/4" office:value-type="percentage" office:value="0.5">
            <text:p>50.00%</text:p>
          </table:table-cell>
          <table:table-cell table:style-name="ce28" table:formula="oooc:=(((([.D11]*[.L$3])+([.E11]*[.L$4]))+([.F11]*[.L$5]))+([.G11]*[.L$6]))" office:value-type="percentage" office:value="0.32499999999999996">
            <text:p>32.5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10</text:p>
          </table:table-cell>
          <table:table-cell table:style-name="ce27" office:value-type="float" office:value="1">
            <text:p>1</text:p>
          </table:table-cell>
          <table:table-cell table:style-name="ce28" table:formula="oooc:=[.B12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5">
            <text:p>50.00%</text:p>
          </table:table-cell>
          <table:table-cell table:style-name="ce28" office:value-type="percentage" office:value="0">
            <text:p>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2]+[.E12])+[.F12])+[.G12])/4" office:value-type="percentage" office:value="0.5">
            <text:p>50.00%</text:p>
          </table:table-cell>
          <table:table-cell table:style-name="ce28" table:formula="oooc:=(((([.D12]*[.L$3])+([.E12]*[.L$4]))+([.F12]*[.L$5]))+([.G12]*[.L$6]))" office:value-type="percentage" office:value="0.32499999999999996">
            <text:p>32.5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11</text:p>
          </table:table-cell>
          <table:table-cell table:style-name="ce27" office:value-type="float" office:value="1">
            <text:p>1</text:p>
          </table:table-cell>
          <table:table-cell table:style-name="ce28" table:formula="oooc:=[.B13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5">
            <text:p>50.00%</text:p>
          </table:table-cell>
          <table:table-cell table:style-name="ce28" office:value-type="percentage" office:value="0">
            <text:p>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3]+[.E13])+[.F13])+[.G13])/4" office:value-type="percentage" office:value="0.5">
            <text:p>50.00%</text:p>
          </table:table-cell>
          <table:table-cell table:style-name="ce28" table:formula="oooc:=(((([.D13]*[.L$3])+([.E13]*[.L$4]))+([.F13]*[.L$5]))+([.G13]*[.L$6]))" office:value-type="percentage" office:value="0.32499999999999996">
            <text:p>32.5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12</text:p>
          </table:table-cell>
          <table:table-cell table:style-name="ce27" office:value-type="float" office:value="1">
            <text:p>1</text:p>
          </table:table-cell>
          <table:table-cell table:style-name="ce28" table:formula="oooc:=[.B14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4]+[.E14])+[.F14])+[.G14])/4" office:value-type="percentage" office:value="0.875">
            <text:p>87.50%</text:p>
          </table:table-cell>
          <table:table-cell table:style-name="ce28" table:formula="oooc:=(((([.D14]*[.L$3])+([.E14]*[.L$4]))+([.F14]*[.L$5]))+([.G14]*[.L$6]))" office:value-type="percentage" office:value="0.9">
            <text:p>90.0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13</text:p>
          </table:table-cell>
          <table:table-cell table:style-name="ce27" office:value-type="float" office:value="1">
            <text:p>1</text:p>
          </table:table-cell>
          <table:table-cell table:style-name="ce28" table:formula="oooc:=[.B15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5]+[.E15])+[.F15])+[.G15])/4" office:value-type="percentage" office:value="0.875">
            <text:p>87.50%</text:p>
          </table:table-cell>
          <table:table-cell table:style-name="ce28" table:formula="oooc:=(((([.D15]*[.L$3])+([.E15]*[.L$4]))+([.F15]*[.L$5]))+([.G15]*[.L$6]))" office:value-type="percentage" office:value="0.9">
            <text:p>90.0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14</text:p>
          </table:table-cell>
          <table:table-cell table:style-name="ce27" office:value-type="float" office:value="1">
            <text:p>1</text:p>
          </table:table-cell>
          <table:table-cell table:style-name="ce28" table:formula="oooc:=[.B16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.5">
            <text:p>50.00%</text:p>
          </table:table-cell>
          <table:table-cell table:style-name="ce28" office:value-type="percentage" office:value="0">
            <text:p>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6]+[.E16])+[.F16])+[.G16])/4" office:value-type="percentage" office:value="0.5">
            <text:p>50.00%</text:p>
          </table:table-cell>
          <table:table-cell table:style-name="ce28" table:formula="oooc:=(((([.D16]*[.L$3])+([.E16]*[.L$4]))+([.F16]*[.L$5]))+([.G16]*[.L$6]))" office:value-type="percentage" office:value="0.32499999999999996">
            <text:p>32.5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15</text:p>
          </table:table-cell>
          <table:table-cell table:style-name="ce27" office:value-type="float" office:value="1">
            <text:p>1</text:p>
          </table:table-cell>
          <table:table-cell table:style-name="ce28" table:formula="oooc:=[.B17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">
            <text:p>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7]+[.E17])+[.F17])+[.G17])/4" office:value-type="percentage" office:value="0.625">
            <text:p>62.50%</text:p>
          </table:table-cell>
          <table:table-cell table:style-name="ce28" table:formula="oooc:=(((([.D17]*[.L$3])+([.E17]*[.L$4]))+([.F17]*[.L$5]))+([.G17]*[.L$6]))" office:value-type="percentage" office:value="0.4">
            <text:p>40.0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27" office:value-type="string">
            <text:p>US16</text:p>
          </table:table-cell>
          <table:table-cell table:style-name="ce27" office:value-type="float" office:value="1">
            <text:p>1</text:p>
          </table:table-cell>
          <table:table-cell table:style-name="ce28" table:formula="oooc:=[.B18]/[.B$19]" office:value-type="percentage" office:value="0.0625">
            <text:p>6.25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1">
            <text:p>100.00%</text:p>
          </table:table-cell>
          <table:table-cell table:style-name="ce28" office:value-type="percentage" office:value="0">
            <text:p>0.00%</text:p>
          </table:table-cell>
          <table:table-cell table:style-name="ce28" office:value-type="percentage" office:value="0.5">
            <text:p>50.00%</text:p>
          </table:table-cell>
          <table:table-cell table:style-name="ce28" table:formula="oooc:=((([.D18]+[.E18])+[.F18])+[.G18])/4" office:value-type="percentage" office:value="0.625">
            <text:p>62.50%</text:p>
          </table:table-cell>
          <table:table-cell table:style-name="ce28" table:formula="oooc:=(((([.D18]*[.L$3])+([.E18]*[.L$4]))+([.F18]*[.L$5]))+([.G18]*[.L$6]))" office:value-type="percentage" office:value="0.4">
            <text:p>40.00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33" office:value-type="string">
            <text:p>Total</text:p>
          </table:table-cell>
          <table:table-cell table:style-name="ce34" table:formula="oooc:=(((((((((((((([.B3]+[.B4])+[.B5])+[.B6])+[.B7])+[.B8])+[.B9])+[.B10])+[.B11])+[.B12])+[.B13])+[.B14])+[.B15])+[.B16])+[.B17])+[.B18]" office:value-type="float" office:value="16">
            <text:p>16</text:p>
          </table:table-cell>
          <table:table-cell table:style-name="ce33" table:formula="oooc:=(((((((((((((([.C3]+[.C4])+[.C5])+[.C6])+[.C7])+[.C8])+[.C9])+[.C10])+[.C11])+[.C12])+[.C13])+[.C14])+[.C15])+[.C16])+[.C17])+[.C18]" office:value-type="float" office:value="1">
            <text:p>1</text:p>
          </table:table-cell>
          <table:table-cell table:style-name="ce35" table:formula="oooc:=((((((((((((((([.D3]+[.D4])+[.D5])+[.D6])+[.D7])+[.D8])+[.D9])+[.D10])+[.D11])+[.D12])+[.D13])+[.D14])+[.D15])+[.D16])+[.D17])+[.D18])/16" office:value-type="percentage" office:value="1">
            <text:p>100.00%</text:p>
          </table:table-cell>
          <table:table-cell table:style-name="ce35" table:formula="oooc:=((((((((((((((([.E3]+[.E4])+[.E5])+[.E6])+[.E7])+[.E8])+[.E9])+[.E10])+[.E11])+[.E12])+[.E13])+[.E14])+[.E15])+[.E16])+[.E17])+[.E18])/16" office:value-type="percentage" office:value="0.84375">
            <text:p>84.38%</text:p>
          </table:table-cell>
          <table:table-cell table:style-name="ce35" table:formula="oooc:=((((((((((((((([.F3]+[.F4])+[.F5])+[.F6])+[.F7])+[.F8])+[.F9])+[.F10])+[.F11])+[.F12])+[.F13])+[.F14])+[.F15])+[.F16])+[.F17])+[.F18])/16" office:value-type="percentage" office:value="0.5125">
            <text:p>51.25%</text:p>
          </table:table-cell>
          <table:table-cell table:style-name="ce35" table:formula="oooc:=((((((((((((((([.G3]+[.G4])+[.G5])+[.G6])+[.G7])+[.G8])+[.G9])+[.G10])+[.G11])+[.G12])+[.G13])+[.G14])+[.G15])+[.G16])+[.G17])+[.G18])/16" office:value-type="percentage" office:value="0.60625">
            <text:p>60.62%</text:p>
          </table:table-cell>
          <table:table-cell table:style-name="ce35" table:formula="oooc:=((((((((((((((([.H3]+[.H4])+[.H5])+[.H6])+[.H7])+[.H8])+[.H9])+[.H10])+[.H11])+[.H12])+[.H13])+[.H14])+[.H15])+[.H16])+[.H17])+[.H18])/16" office:value-type="percentage" office:value="0.740625">
            <text:p>74.06%</text:p>
          </table:table-cell>
          <table:table-cell table:style-name="ce35" table:formula="oooc:=(((((((((((((((([.I3]*[.C3])+([.I4]*[.C4]))+([.I5]*[.C5]))+([.I6]*[.C6]))+([.I7]*[.C7]))+([.I8]*[.C8]))+([.I9]*[.C9]))+([.I10]*[.C10]))+([.I11]*[.C11]))+([.I12]*[.C12]))+([.I13]*[.C13]))+([.I14]*[.C14]))+([.I15]*[.C15]))+([.I16]*[.C16]))+([.I17]*[.C17]))+([.I18]*[.C18]))" office:value-type="percentage" office:value="0.6540625">
            <text:p>65.41%</text:p>
          </table:table-cell>
          <table:table-cell table:style-name="ce26"/>
          <table:table-cell/>
          <table:table-cell table:style-name="ce32"/>
        </table:table-row>
        <table:table-row table:style-name="ro2">
          <table:table-cell table:style-name="ce30"/>
          <table:table-cell table:number-columns-repeated="8" table:style-name="ce31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  <table:table-row table:style-name="ro2">
          <table:table-cell/>
          <table:table-cell table:number-columns-repeated="8" table:style-name="ce32"/>
          <table:table-cell table:number-columns-repeated="2"/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